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2400FEFE9E0.png" manifest:media-type="image/png"/>
  <manifest:file-entry manifest:full-path="Pictures/100002010000044E00000088FD4313A9.png" manifest:media-type="image/png"/>
  <manifest:file-entry manifest:full-path="Pictures/1000020100000502000001A364F184AB.png" manifest:media-type="image/png"/>
  <manifest:file-entry manifest:full-path="Pictures/10000201000004020000021D0E67A982.png" manifest:media-type="image/png"/>
  <manifest:file-entry manifest:full-path="Pictures/1000020100000523000002910E862BEC.png" manifest:media-type="image/png"/>
  <manifest:file-entry manifest:full-path="Pictures/100002010000053A0000028E9FFA93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8.308cm" draw:z-index="0"><draw:image xlink:href="Pictures/100002010000053A0000028E9FFA93F3.png" xlink:type="simple" xlink:show="embed" xlink:actuate="onLoad"/></draw:frame></text:p>
      <text:p text:style-name="Standard"><draw:frame draw:style-name="fr1" draw:name="Imagem2" text:anchor-type="paragraph" svg:width="17cm" svg:height="8.493cm" draw:z-index="1"><draw:image xlink:href="Pictures/1000020100000523000002910E862BEC.png" xlink:type="simple" xlink:show="embed" xlink:actuate="onLoad"/></draw:frame></text:p>
      <text:p text:style-name="Standard"><draw:frame draw:style-name="fr1" draw:name="Imagem3" text:anchor-type="paragraph" svg:width="17cm" svg:height="5.556cm" draw:z-index="2"><draw:image xlink:href="Pictures/1000020100000502000001A364F184A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m4" text:anchor-type="paragraph" svg:width="17cm" svg:height="2.097cm" draw:z-index="3"><draw:image xlink:href="Pictures/100002010000044E00000088FD4313A9.png" xlink:type="simple" xlink:show="embed" xlink:actuate="onLoad"/></draw:frame><text:soft-page-break/></text:p>
      <text:p text:style-name="Standard"><draw:frame draw:style-name="fr1" draw:name="Imagem5" text:anchor-type="paragraph" svg:width="17cm" svg:height="9.608cm" draw:z-index="4"><draw:image xlink:href="Pictures/10000201000003FB000002400FEFE9E0.png" xlink:type="simple" xlink:show="embed" xlink:actuate="onLoad"/></draw:frame><draw:frame draw:style-name="fr2" draw:name="Imagem6" text:anchor-type="paragraph" svg:x="0cm" svg:y="12.144cm" svg:width="17cm" svg:height="8.962cm" draw:z-index="5"><draw:image xlink:href="Pictures/10000201000004020000021D0E67A9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3:25:30.050000000</meta:creation-date>
    <dc:date>2018-03-28T13:56:08.205000000</dc:date>
    <meta:editing-duration>PT7M39S</meta:editing-duration>
    <meta:editing-cycles>3</meta:editing-cycles>
    <meta:generator>LibreOffice/4.2.5.2$Windows_x86 LibreOffice_project/6ff819b65674ae6c83f3cbab9e4a4c2b292a7a94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